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773cm"/>
    </style:style>
    <style:style style:name="Táblázat5.F" style:family="table-column">
      <style:table-column-properties style:column-width="5.001cm"/>
    </style:style>
    <style:style style:name="Táblázat5.G" style:family="table-column">
      <style:table-column-properties style:column-width="3.62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text-properties style:text-underline-style="none"/>
    </style:style>
    <style:style style:name="P15" style:family="paragraph" style:parent-style-name="Standard">
      <style:text-properties style:text-underline-style="none" fo:font-weight="normal" style:font-weight-asian="normal" style:font-weight-complex="normal"/>
    </style:style>
    <style:style style:name="P16" style:family="paragraph" style:parent-style-name="Standard" style:list-style-name="L6">
      <style:text-properties style:text-underline-style="none" fo:font-weight="normal" style:font-weight-asian="normal" style:font-weight-complex="normal"/>
    </style:style>
    <style:style style:name="P17"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1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unmorph-foma morfológiai elemző és generátor a magyar nyelvre. </text:p>
      <text:p text:style-name="P7"/>
      <text:p text:style-name="P8">Hunmorph-foma kétirányú. Egyrészt egy ragozott szónak megtalálja a gyökét és megmondja a ragok nevét, másrészt, egy gyökből és ragokból képes ragozott szót előállítani.</text:p>
      <text:p text:style-name="Standard"/>
      <text:p text:style-name="Standard">Az elemző és generátor <text:s/>a foma eszközön alapul (<text:a xlink:type="simple" xlink:href="http://code.google.com/p/foma">http://code.google.com/p/foma</text:a>), amely a Xerox laboratórium lexc/xfst nyelvtani analizátor eszköz nyílt forráskódú implementációja. A Xerox laboratórium eszközeinek kézikönyve (fsmbook néven is ismert) a <text:a xlink:type="simple" xlink:href="https://victorio.uit.no/langtech/tags/DIVVUN-NO_1_0_RELEASE/gt/doc/book.pdf_1.pdf">https://victorio.uit.no/langtech/tags/DIVVUN-NO_1_0_RELEASE/gt/doc/book.pdf_1.pdf</text:a> címen található meg.</text:p>
      <text:p text:style-name="Standard"/>
      <text:p text:style-name="P1">Ismert nyílt forráskódú, szabadon használható eszközök a magyar nyelvhez:</text:p>
      <text:p text:style-name="Standard"/>
      <text:p text:style-name="Standard">A <text:span text:style-name="T2">hunmorph</text:span> eszköz (<text:a xlink:type="simple" xlink:href="http://mokk.bme.hu/resources/hunmorph/">http://mokk.bme.hu/resources/hunmorph/</text:a>) több komponensű eszköz. Csak analízis irányban működik, azaz az „ablakot” szó alapján megtalálja a szógyököt és a tárgyragot, de <text:s/>generálás irányba nem működik, azaz nem képes az „ablak ACC” utasításra az ablakot szót előállítani. <text:s/>Szótára nem módosítható egyszerűen, mert az ahhoz szükséges eszközök nem dokumentáltak. <text:s/>Szókészlete töredéke a Hunmorph-fomának. Automatizálása nincs megoldva, az esetleges felhasználónak magának kell a kiszolgáló, felhasználó modellt elkészítenie. Nekem lassúnak és memóriaigényesnek tűnt a működése, ami általában nem előnyös semmilyen alkalmazásnál. </text:p>
      <text:p text:style-name="Standard"/>
      <text:p text:style-name="Standard">A <text:span text:style-name="T2">hunspell</text:span> ( <text:a xlink:type="simple" xlink:href="http://sourceforge.net/projects/hunspell">http://</text:a><text:a xlink:type="simple" xlink:href="http://sourceforge.net/projects/hunspell"><text:span text:style-name="Citation"><text:span text:style-name="T4">sourceforge.net/projects/hunspell</text:span></text:span></text:a><text:span text:style-name="Citation">/ )</text:span>a lehetséges ragozási alakok kb. 60%-ával képes megbirkózni, a többit nem ismeri. Szókincse szegényes, sok helyes magyar szó hiányzik belőle. Működése nyelvtani analízis módban instabil, pontosítva ebben a módban gyakran rohad le. Támogatása ebben a módban nem létező, az erre vonatkozó hibajelentések általában válaszolatlanul maradnak vagy törlésre kerülnek. <text:s/>A <text:a xlink:type="simple" xlink:href="http://bug.openscope.org/">http://bug.openscope.org</text:a> hibakövető rendszeren megtekinthetők a hunspell hibajelentései, melyek a problémákat példákkal illusztrálják. </text:p>
      <text:p text:style-name="Standard"/>
      <text:p text:style-name="Standard">A fenti hátrányok kiküszöbölése indokolja a Hunmorph-Foma előállításának értelmét és szükségességét. </text:p>
      <text:p text:style-name="Standard"/>
      <text:p text:style-name="Standard">Hunmorph-foma használatának előfeltétele foma (<text:a xlink:type="simple" xlink:href="http://code.google.com/p/foma">http://code.google.com/p/foma</text:a>) lehozatala és sikeres installálása.</text:p>
      <text:p text:style-name="Standard"/>
      <text:p text:style-name="Standard"><text:span text:style-name="T1">Használata</text:span>:</text:p>
      <text:p text:style-name="Standard"/>
      <text:p text:style-name="Standard">1. Hozza le a fát és bontsa ki.</text:p>
      <text:p text:style-name="Standard">2. Ahol a "Makefile" található, </text:p>
      <text:p text:style-name="Standard"><text:s text:c="3"/>sh tools/chksys.sh</text:p>
      <text:p text:style-name="Standard">Ha a válasz pozitív (foma és make installálva vannak):</text:p>
      <text:p text:style-name="Standard"><text:s text:c="3"/>make</text:p>
      <text:p text:style-name="Standard">A make parancs kiadása Hunmorph-foma lefordítását eredményezi, a fordítási idő nálam 5-6 perc.</text:p>
      <text:p text:style-name="Standard"/>
      <text:p text:style-name="P9">Az első tesztelés:</text:p>
      <text:p text:style-name="Standard"/>
      <text:p text:style-name="Standard">$ foma -l hfnnum.foma</text:p>
      <text:p text:style-name="Standard">27.3 MB. 599957 states, 1788091 arcs, Cyclic.</text:p>
      <text:p text:style-name="Standard">Foma, version 0.9.16alpha</text:p>
      <text:p text:style-name="Standard">Copyright © 2008-2011 Mans Hulden</text:p>
      <text:p text:style-name="Standard"><text:soft-page-break/>This is free software; see the source code for copying conditions.</text:p>
      <text:p text:style-name="Standard">There is ABSOLUTELY NO WARRANTY; for details, type "help license"</text:p>
      <text:p text:style-name="Standard"/>
      <text:p text:style-name="Standard">Type "help" to list all commands available.</text:p>
      <text:p text:style-name="Standard">Type "help &lt;topic&gt;" or help "&lt;operator&gt;" for further help.</text:p>
      <text:p text:style-name="Standard"/>
      <text:p text:style-name="Standard">foma[1]: up</text:p>
      <text:p text:style-name="Standard">apply up&gt; kilincs</text:p>
      <text:p text:style-name="Standard">kilincs+Noun+Nom</text:p>
      <text:p text:style-name="Standard">apply up&gt; hajókra</text:p>
      <text:p text:style-name="Standard">hajó+Noun+Plur+Sub</text:p>
      <text:p text:style-name="Standard">apply up&gt; kellet</text:p>
      <text:p text:style-name="Standard">kellet+Verb+IndefSg3</text:p>
      <text:p text:style-name="Standard">apply up&gt; hibás</text:p>
      <text:p text:style-name="Standard">hibás+Noun+Nom</text:p>
      <text:p text:style-name="Standard">hibás+Adj+Nom</text:p>
      <text:p text:style-name="Standard">apply up&gt; és</text:p>
      <text:p text:style-name="Standard">és+Con</text:p>
      <text:p text:style-name="Standard">apply up&gt; (Ctrl-D lenyomása)</text:p>
      <text:p text:style-name="Standard">foma[1]: down</text:p>
      <text:p text:style-name="Standard">apply down&gt; kilincs+Noun+Posss3s+Dat</text:p>
      <text:p text:style-name="Standard">Kilincsének</text:p>
      <text:p text:style-name="Standard">kilincsének</text:p>
      <text:p text:style-name="P9">apply down&gt; (Ctrl-C lenyomása)</text:p>
      <text:p text:style-name="Standard"/>
      <text:p text:style-name="Standard"/>
      <text:p text:style-name="Standard">A Hunmorph-fomával természetesen program segítségével is lehet társalogni, azaz működése teljes mértékben automatizálható, részletesebben erről: <text:a xlink:type="simple" xlink:href="http://code.google.com/p/foma/wiki/FlookupDocumentation">http://code.google.com/p/foma/wiki/FlookupDocumentation</text:a>, és Kliens-szerver mód hátrébb.</text:p>
      <text:p text:style-name="Standard"/>
      <text:p text:style-name="Standard">Hunmorph-foma alkalmazási lehetőségei sokoldalúak, többek között:</text:p>
      <text:list xml:id="list812256036" text:style-name="L1">
        <text:list-item>
          <text:p text:style-name="P10">helyesírás ellenőrzés</text:p>
        </text:list-item>
        <text:list-item>
          <text:p text:style-name="P10">fordító támogatás</text:p>
        </text:list-item>
        <text:list-item>
          <text:p text:style-name="P10">szótövezés</text:p>
        </text:list-item>
        <text:list-item>
          <text:p text:style-name="P10">korpusz analizálási és előállítási segédeszköz</text:p>
        </text:list-item>
        <text:list-item>
          <text:p text:style-name="P10">szövegek átformálása</text:p>
        </text:list-item>
        <text:list-item>
          <text:p text:style-name="P10">...</text:p>
        </text:list-item>
      </text:list>
      <text:p text:style-name="Standard"/>
      <text:p text:style-name="Standard">Hunmorph-foma szófajai:</text:p>
      <text:list xml:id="list401191033" text:style-name="L2">
        <text:list-item>
          <text:p text:style-name="P11">főnév</text:p>
        </text:list-item>
      </text:list>
      <text:list xml:id="list608341934" text:style-name="L3">
        <text:list-item>
          <text:p text:style-name="P12">melléknév</text:p>
        </text:list-item>
        <text:list-item>
          <text:p text:style-name="P12">ige</text:p>
        </text:list-item>
        <text:list-item>
          <text:p text:style-name="P12">számnév</text:p>
        </text:list-item>
        <text:list-item>
          <text:p text:style-name="P12">névmás</text:p>
        </text:list-item>
        <text:list-item>
          <text:p text:style-name="P12">határozó, kötőszó, névutó, egyéb</text:p>
        </text:list-item>
        <text:list-item>
          <text:p text:style-name="P12">...</text:p>
        </text:list-item>
      </text:list>
      <text:p text:style-name="Standard"/>
      <text:p text:style-name="Standard"/>
      <text:p text:style-name="P2">Ragozás</text:p>
      <text:p text:style-name="Standard"/>
      <text:p text:style-name="Standard"/>
      <text:p text:style-name="Standard"><text:soft-page-break/><text:span text:style-name="T6">Főnevek</text:span> ragozása így zajlik le a magyarban:</text:p>
      <text:p text:style-name="Standard"/>
      <text:p text:style-name="Standard"/>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p text:style-name="Table_20_Contents"/>
          </table:table-cell>
          <table:table-cell table:style-name="Táblázat1.B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F1" office:value-type="string">
            <text:p text:style-name="Table_20_Contents">Példa</text:p>
          </table:table-cell>
        </table:table-row>
        <table:table-row table:style-name="Táblázat1.1">
          <table:table-cell table:style-name="Táblázat1.A2" office:value-type="string">
            <text:p text:style-name="Table_20_Contents">szó</text:p>
          </table:table-cell>
          <table:table-cell table:style-name="Táblázat1.B2" office:value-type="string">
            <text:p text:style-name="Table_20_Contents">birtokrag </text:p>
          </table:table-cell>
          <table:table-cell table:style-name="Táblázat1.C2" office:value-type="string">
            <text:p text:style-name="Table_20_Contents">családias rag</text:p>
          </table:table-cell>
          <table:table-cell table:style-name="Táblázat1.D2" office:value-type="string">
            <text:p text:style-name="Table_20_Contents">birtokosi rag</text:p>
          </table:table-cell>
          <table:table-cell table:style-name="Táblázat1.E2" office:value-type="string">
            <text:p text:style-name="Table_20_Contents">ragok</text:p>
          </table:table-cell>
          <table:table-cell table:style-name="Táblázat1.F2" office:value-type="string">
            <text:p text:style-name="Table_20_Contents">sógoromékéra</text:p>
          </table:table-cell>
        </table:table-row>
        <table:table-row>
          <table:table-cell table:style-name="Táblázat1.A3" office:value-type="string">
            <text:p text:style-name="Table_20_Contents">szó</text:p>
          </table:table-cell>
          <table:table-cell table:style-name="Táblázat1.B3" office:value-type="string">
            <text:p text:style-name="Table_20_Contents">többesszám ragja </text:p>
          </table:table-cell>
          <table:table-cell table:style-name="Táblázat1.C3" office:value-type="string">
            <text:p text:style-name="Table_20_Contents"/>
          </table:table-cell>
          <table:table-cell table:style-name="Táblázat1.D3" office:value-type="string">
            <text:p text:style-name="Table_20_Contents">birtokosi rag</text:p>
          </table:table-cell>
          <table:table-cell table:style-name="Táblázat1.E3" office:value-type="string">
            <text:p text:style-name="Table_20_Contents">ragok</text:p>
          </table:table-cell>
          <table:table-cell table:style-name="Táblázat1.F3" office:value-type="string">
            <text:p text:style-name="Table_20_Contents">sógorokénak</text:p>
          </table:table-cell>
        </table:table-row>
        <table:table-row>
          <table:table-cell table:style-name="Táblázat1.A4" office:value-type="string">
            <text:p text:style-name="Table_20_Contents">szó</text:p>
          </table:table-cell>
          <table:table-cell table:style-name="Táblázat1.B4" office:value-type="string">
            <text:p text:style-name="Table_20_Contents"/>
          </table:table-cell>
          <table:table-cell table:style-name="Táblázat1.C4" office:value-type="string">
            <text:p text:style-name="Table_20_Contents">családias rag </text:p>
          </table:table-cell>
          <table:table-cell table:style-name="Táblázat1.D4" office:value-type="string">
            <text:p text:style-name="Table_20_Contents">birtokosi rag</text:p>
          </table:table-cell>
          <table:table-cell table:style-name="Táblázat1.E4" office:value-type="string">
            <text:p text:style-name="Table_20_Contents">ragok</text:p>
          </table:table-cell>
          <table:table-cell table:style-name="Táblázat1.F4" office:value-type="string">
            <text:p text:style-name="Table_20_Contents">sógorékéitól</text:p>
          </table:table-cell>
        </table:table-row>
      </table:table>
      <text:p text:style-name="Standard"/>
      <text:p text:style-name="Standard"/>
      <text:p text:style-name="Standard"/>
      <text:p text:style-name="P2">Hunmorph-foma jelölései <text:s/></text:p>
      <text:p text:style-name="Standard"/>
      <text:p text:style-name="Standard"/>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p text:style-name="Table_20_Contents"/>
          </table:table-cell>
          <table:table-cell table:style-name="Táblázat2.B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F1" office:value-type="string">
            <text:p text:style-name="Table_20_Contents">Példa</text:p>
          </table:table-cell>
        </table:table-row>
        <table:table-row table:style-name="Táblázat2.1">
          <table:table-cell table:style-name="Táblázat2.A2" office:value-type="string">
            <text:p text:style-name="Table_20_Contents">szó</text:p>
          </table:table-cell>
          <table:table-cell table:style-name="Táblázat2.B2" office:value-type="string">
            <text:p text:style-name="Table_20_Contents">birtokrag (Poss)</text:p>
          </table:table-cell>
          <table:table-cell table:style-name="Táblázat2.C2" office:value-type="string">
            <text:p text:style-name="Table_20_Contents">családias rag (Fam)</text:p>
          </table:table-cell>
          <table:table-cell table:style-name="Táblázat2.D2" office:value-type="string">
            <text:p text:style-name="Table_20_Contents">birtokosi rag (Gen)</text:p>
          </table:table-cell>
          <table:table-cell table:style-name="Táblázat2.E2" office:value-type="string">
            <text:p text:style-name="Table_20_Contents">ragok</text:p>
          </table:table-cell>
          <table:table-cell table:style-name="Táblázat2.F2" office:value-type="string">
            <text:p text:style-name="Table_20_Contents">sógoromékéra</text:p>
          </table:table-cell>
        </table:table-row>
        <table:table-row>
          <table:table-cell table:style-name="Táblázat2.A3" office:value-type="string">
            <text:p text:style-name="Table_20_Contents">szó</text:p>
          </table:table-cell>
          <table:table-cell table:style-name="Táblázat2.B3" office:value-type="string">
            <text:p text:style-name="Table_20_Contents">többesszám ragja (Plur) </text:p>
          </table:table-cell>
          <table:table-cell table:style-name="Táblázat2.C3" office:value-type="string">
            <text:p text:style-name="Table_20_Contents"/>
          </table:table-cell>
          <table:table-cell table:style-name="Táblázat2.D3" office:value-type="string">
            <text:p text:style-name="Table_20_Contents">birtokosi rag (Gen)</text:p>
          </table:table-cell>
          <table:table-cell table:style-name="Táblázat2.E3" office:value-type="string">
            <text:p text:style-name="Table_20_Contents">ragok</text:p>
          </table:table-cell>
          <table:table-cell table:style-name="Táblázat2.F3" office:value-type="string">
            <text:p text:style-name="Table_20_Contents">sógorokénak</text:p>
          </table:table-cell>
        </table:table-row>
        <table:table-row>
          <table:table-cell table:style-name="Táblázat2.A4" office:value-type="string">
            <text:p text:style-name="Table_20_Contents">szó</text:p>
          </table:table-cell>
          <table:table-cell table:style-name="Táblázat2.B4" office:value-type="string">
            <text:p text:style-name="Table_20_Contents"/>
          </table:table-cell>
          <table:table-cell table:style-name="Táblázat2.C4" office:value-type="string">
            <text:p text:style-name="Table_20_Contents">családias rag (Fam)</text:p>
          </table:table-cell>
          <table:table-cell table:style-name="Táblázat2.D4" office:value-type="string">
            <text:p text:style-name="Table_20_Contents">birtokosi rag (Gen)</text:p>
          </table:table-cell>
          <table:table-cell table:style-name="Táblázat2.E4" office:value-type="string">
            <text:p text:style-name="Table_20_Contents">ragok</text:p>
          </table:table-cell>
          <table:table-cell table:style-name="Táblázat2.F4" office:value-type="string">
            <text:p text:style-name="Table_20_Contents">sógoréktól</text:p>
          </table:table-cell>
        </table:table-row>
      </table:table>
      <text:p text:style-name="Standard"/>
      <text:p text:style-name="Standard"/>
      <text:p text:style-name="Standard">A ragok jelölésére Hunmorph-foma a következő rövidítéseket használja, hasonlóan a Szeged-Korpuszhoz (<text:a xlink:type="simple" xlink:href="http://www.inf.u-szeged.hu/projectdirs/hlt/">http://www.inf.u-szeged.hu/projectdirs/hlt/</text:a>), a Szószablyához <text:s/>vagy a Hunspellhez:</text:p>
      <text:p text:style-name="Standard"/>
      <table:table table:name="Táblázat3" table:style-name="Táblázat3">
        <table:table-column table:style-name="Táblázat3.A"/>
        <table:table-column table:style-name="Táblázat3.B"/>
        <table:table-header-rows>
          <table:table-row>
            <table:table-cell table:style-name="Táblázat3.A1" office:value-type="string">
              <text:p text:style-name="Table_20_Heading">Használt név</text:p>
            </table:table-cell>
            <table:table-cell table:style-name="Táblázat3.B1" office:value-type="string">
              <text:p text:style-name="Table_20_Heading">Rag</text:p>
            </table:table-cell>
          </table:table-row>
        </table:table-header-rows>
        <table:table-row>
          <table:table-cell table:style-name="Táblázat3.A2" office:value-type="string">
            <text:p text:style-name="Table_20_Contents">Abl</text:p>
          </table:table-cell>
          <table:table-cell table:style-name="Táblázat3.B2" office:value-type="string">
            <text:p text:style-name="Table_20_Contents">tól, től</text:p>
          </table:table-cell>
        </table:table-row>
        <table:table-row>
          <table:table-cell table:style-name="Táblázat3.A2" office:value-type="string">
            <text:p text:style-name="Table_20_Contents">Acc</text:p>
          </table:table-cell>
          <table:table-cell table:style-name="Táblázat3.B2" office:value-type="string">
            <text:p text:style-name="Table_20_Contents">t, ot, et, öt</text:p>
          </table:table-cell>
        </table:table-row>
        <table:table-row>
          <table:table-cell table:style-name="Táblázat3.A2" office:value-type="string">
            <text:p text:style-name="Table_20_Contents">Ade</text:p>
          </table:table-cell>
          <table:table-cell table:style-name="Táblázat3.B2" office:value-type="string">
            <text:p text:style-name="Table_20_Contents">nál, nél</text:p>
          </table:table-cell>
        </table:table-row>
        <table:table-row>
          <table:table-cell table:style-name="Táblázat3.A2" office:value-type="string">
            <text:p text:style-name="Table_20_Contents">All</text:p>
          </table:table-cell>
          <table:table-cell table:style-name="Táblázat3.B2" office:value-type="string">
            <text:p text:style-name="Table_20_Contents">hoz, hez, höz</text:p>
          </table:table-cell>
        </table:table-row>
        <table:table-row>
          <table:table-cell table:style-name="Táblázat3.A2" office:value-type="string">
            <text:p text:style-name="Table_20_Contents">Cau</text:p>
          </table:table-cell>
          <table:table-cell table:style-name="Táblázat3.B2" office:value-type="string">
            <text:p text:style-name="Table_20_Contents">ért</text:p>
          </table:table-cell>
        </table:table-row>
        <table:table-row>
          <table:table-cell table:style-name="Táblázat3.A2" office:value-type="string">
            <text:p text:style-name="Table_20_Contents">Dat</text:p>
          </table:table-cell>
          <table:table-cell table:style-name="Táblázat3.B2" office:value-type="string">
            <text:p text:style-name="Table_20_Contents">nak, nek</text:p>
          </table:table-cell>
        </table:table-row>
        <table:table-row>
          <table:table-cell table:style-name="Táblázat3.A2" office:value-type="string">
            <text:p text:style-name="Table_20_Contents">Ela</text:p>
          </table:table-cell>
          <table:table-cell table:style-name="Táblázat3.B2" office:value-type="string">
            <text:p text:style-name="Table_20_Contents">ból, ből</text:p>
          </table:table-cell>
        </table:table-row>
        <table:table-row>
          <table:table-cell table:style-name="Táblázat3.A2" office:value-type="string">
            <text:p text:style-name="Table_20_Contents">Ess</text:p>
          </table:table-cell>
          <table:table-cell table:style-name="Táblázat3.B2" office:value-type="string">
            <text:p text:style-name="Table_20_Contents">ul, ül</text:p>
          </table:table-cell>
        </table:table-row>
        <table:table-row>
          <table:table-cell table:style-name="Táblázat3.A2" office:value-type="string">
            <text:p text:style-name="Table_20_Contents">Fac</text:p>
          </table:table-cell>
          <table:table-cell table:style-name="Táblázat3.B2" office:value-type="string">
            <text:p text:style-name="Table_20_Contents">vá, vé</text:p>
          </table:table-cell>
        </table:table-row>
        <table:table-row>
          <table:table-cell table:style-name="Táblázat3.A2" office:value-type="string">
            <text:p text:style-name="Table_20_Contents">For</text:p>
          </table:table-cell>
          <table:table-cell table:style-name="Táblázat3.B2" office:value-type="string">
            <text:p text:style-name="Table_20_Contents">ként</text:p>
          </table:table-cell>
        </table:table-row>
        <table:table-row>
          <table:table-cell table:style-name="Táblázat3.A2" office:value-type="string">
            <text:p text:style-name="Table_20_Contents">Forp</text:p>
          </table:table-cell>
          <table:table-cell table:style-name="Táblázat3.B2" office:value-type="string">
            <text:p text:style-name="Table_20_Contents">képp</text:p>
          </table:table-cell>
        </table:table-row>
        <table:table-row>
          <table:table-cell table:style-name="Táblázat3.A2" office:value-type="string">
            <text:p text:style-name="Table_20_Contents">Forpen</text:p>
          </table:table-cell>
          <table:table-cell table:style-name="Táblázat3.B2" office:value-type="string">
            <text:p text:style-name="Table_20_Contents">képpen</text:p>
          </table:table-cell>
        </table:table-row>
        <table:table-row>
          <table:table-cell table:style-name="Táblázat3.A2" office:value-type="string">
            <text:p text:style-name="Table_20_Contents">Ill</text:p>
          </table:table-cell>
          <table:table-cell table:style-name="Táblázat3.B2" office:value-type="string">
            <text:p text:style-name="Table_20_Contents">ba, be</text:p>
          </table:table-cell>
        </table:table-row>
        <table:table-row>
          <table:table-cell table:style-name="Táblázat3.A2" office:value-type="string">
            <text:p text:style-name="Table_20_Contents">Ine</text:p>
          </table:table-cell>
          <table:table-cell table:style-name="Táblázat3.B2" office:value-type="string">
            <text:p text:style-name="Table_20_Contents">ban, ben</text:p>
          </table:table-cell>
        </table:table-row>
        <table:table-row>
          <table:table-cell table:style-name="Táblázat3.A2" office:value-type="string">
            <text:p text:style-name="Table_20_Contents">Ins </text:p>
          </table:table-cell>
          <table:table-cell table:style-name="Táblázat3.B2" office:value-type="string">
            <text:p text:style-name="Table_20_Contents">val, vel</text:p>
          </table:table-cell>
        </table:table-row>
        <table:table-row>
          <table:table-cell table:style-name="Táblázat3.A2" office:value-type="string">
            <text:p text:style-name="Table_20_Contents">Nom</text:p>
          </table:table-cell>
          <table:table-cell table:style-name="Táblázat3.B2" office:value-type="string">
            <text:p text:style-name="Table_20_Contents"/>
          </table:table-cell>
        </table:table-row>
        <text:soft-page-break/>
        <table:table-row>
          <table:table-cell table:style-name="Táblázat3.A2" office:value-type="string">
            <text:p text:style-name="Table_20_Contents">Sub</text:p>
          </table:table-cell>
          <table:table-cell table:style-name="Táblázat3.B2" office:value-type="string">
            <text:p text:style-name="Table_20_Contents">ra, re</text:p>
          </table:table-cell>
        </table:table-row>
        <table:table-row>
          <table:table-cell table:style-name="Táblázat3.A2" office:value-type="string">
            <text:p text:style-name="Table_20_Contents">Sup</text:p>
          </table:table-cell>
          <table:table-cell table:style-name="Táblázat3.B2" office:value-type="string">
            <text:p text:style-name="Table_20_Contents">on, en, ön, n</text:p>
          </table:table-cell>
        </table:table-row>
        <table:table-row>
          <table:table-cell table:style-name="Táblázat3.A2" office:value-type="string">
            <text:p text:style-name="Table_20_Contents">Ter </text:p>
          </table:table-cell>
          <table:table-cell table:style-name="Táblázat3.B2" office:value-type="string">
            <text:p text:style-name="Table_20_Contents">ig</text:p>
          </table:table-cell>
        </table:table-row>
        <table:table-row>
          <table:table-cell table:style-name="Táblázat3.A2" office:value-type="string">
            <text:p text:style-name="Table_20_Contents">Tem</text:p>
          </table:table-cell>
          <table:table-cell table:style-name="Táblázat3.B2" office:value-type="string">
            <text:p text:style-name="Table_20_Contents">kor</text:p>
          </table:table-cell>
        </table:table-row>
        <table:table-row>
          <table:table-cell table:style-name="Táblázat3.A2" office:value-type="string">
            <text:p text:style-name="Table_20_Contents"/>
          </table:table-cell>
          <table:table-cell table:style-name="Táblázat3.B2" office:value-type="string">
            <text:p text:style-name="Table_20_Contents"/>
          </table:table-cell>
        </table:table-row>
        <table:table-row>
          <table:table-cell table:style-name="Táblázat3.A2" office:value-type="string">
            <text:p text:style-name="Table_20_Contents">Dis</text:p>
          </table:table-cell>
          <table:table-cell table:style-name="Táblázat3.B2" office:value-type="string">
            <text:p text:style-name="Table_20_Contents">anként, enként</text:p>
          </table:table-cell>
        </table:table-row>
        <table:table-row>
          <table:table-cell table:style-name="Táblázat3.A2" office:value-type="string">
            <text:p text:style-name="Table_20_Contents">Soc</text:p>
          </table:table-cell>
          <table:table-cell table:style-name="Táblázat3.B2" office:value-type="string">
            <text:p text:style-name="Table_20_Contents">astul, estül</text:p>
          </table:table-cell>
        </table:table-row>
      </table:table>
      <text:p text:style-name="Standard"/>
      <text:p text:style-name="Standard">Dis és Soc-t csak közvetlenül a szóra alkalmazzuk, nem Poss, Plur vagy Fam után. </text:p>
      <text:p text:style-name="Standard"/>
      <text:p text:style-name="Standard">Gen alkalmazása csak egyszer történik, noha elméletileg tetszőleges mélységig alkalmazható (kutyáéé..), az alkalmazott korpuszok (Szószablya korpusz és Szeged korpusz) ilyenre nem szolgáltak példával.</text:p>
      <text:p text:style-name="Standard"/>
      <text:p text:style-name="Standard"/>
      <text:p text:style-name="P2">Melléknevek</text:p>
      <text:p text:style-name="Standard"/>
      <text:p text:style-name="Standard">A melléknevek a főnevekkel analóg módon ragozódnak. Mellékneveket ezen kívül fokozni is lehet, amikor felső és túlzófokban előtagot is kapnak.</text:p>
      <text:p text:style-name="Standard"/>
      <text:p text:style-name="Standard">Melléknév fokozás:</text:p>
      <text:p text:style-name="Standard"/>
      <table:table table:name="Táblázat4" table:style-name="Táblázat4">
        <table:table-column table:style-name="Táblázat4.A" table:number-columns-repeated="3"/>
        <table:table-column table:style-name="Táblázat4.D"/>
        <table:table-header-rows>
          <table:table-row>
            <table:table-cell table:style-name="Táblázat4.A1" office:value-type="string">
              <text:p text:style-name="Table_20_Heading">Alapfok</text:p>
            </table:table-cell>
            <table:table-cell table:style-name="Táblázat4.A1" office:value-type="string">
              <text:p text:style-name="Table_20_Heading">Középfok</text:p>
            </table:table-cell>
            <table:table-cell table:style-name="Táblázat4.A1" office:value-type="string">
              <text:p text:style-name="Table_20_Heading">Felsőfok</text:p>
            </table:table-cell>
            <table:table-cell table:style-name="Táblázat4.D1" office:value-type="string">
              <text:p text:style-name="Table_20_Heading">Túlzófok</text:p>
            </table:table-cell>
          </table:table-row>
        </table:table-header-rows>
        <table:table-row>
          <table:table-cell table:style-name="Táblázat4.A2" office:value-type="string">
            <text:p text:style-name="Table_20_Contents">Szó (fnragozás)</text:p>
          </table:table-cell>
          <table:table-cell table:style-name="Táblázat4.A2" office:value-type="string">
            <text:p text:style-name="Table_20_Contents">abb, ebb, obb, bb (fnragozás)</text:p>
          </table:table-cell>
          <table:table-cell table:style-name="Táblázat4.A2" office:value-type="string">
            <text:p text:style-name="Table_20_Contents">leg .. abb, ebb, obb, bb (fnragozás)</text:p>
          </table:table-cell>
          <table:table-cell table:style-name="Táblázat4.D2" office:value-type="string">
            <text:p text:style-name="Table_20_Contents">legesleg .. abb, ebb, obb, bb (fnragozás)</text:p>
          </table:table-cell>
        </table:table-row>
      </table:table>
      <text:p text:style-name="Standard"/>
      <text:p text:style-name="Standard">A fokozás tényét a "Mid" szóval jelzi Hunmorph-foma, a felső és túlzófok jelenlétét a leg vagy legesleg előtag megadása mutatja. </text:p>
      <text:p text:style-name="Standard"/>
      <text:p text:style-name="P1">Példák:</text:p>
      <text:p text:style-name="Standard">szebbek: szebbek<text:tab/>szép+Adj+Mid+Plur+Nom</text:p>
      <text:p text:style-name="Standard">legokosabbak: legokosabbak<text:tab/>legokos+Adj+Mid+Plur+Nom</text:p>
      <text:p text:style-name="Standard">legeslegcsúnyábbak: legeslegcsúnyábbak<text:tab/>legeslegcsúnya+Adj+Mid+Plur+Nom</text:p>
      <text:p text:style-name="Standard"/>
      <text:p text:style-name="P2">Igék</text:p>
      <text:p text:style-name="Standard"/>
      <text:p text:style-name="Standard"/>
      <text:p text:style-name="Standard">Igék ragjai egyes szám első személytől harmadik személyig, és többes szám első személytől harmadik személyig tartanak.</text:p>
      <text:p text:style-name="Standard">Ige állhat főnévi igenévi alakban is, amely lehet egyes szám első-harmadik személyű vagy többes szám első-harmadik személyű.</text:p>
      <text:p text:style-name="Standard">A személyt és számot kifejező rag előtt még állhat a felszólítás (tat,tet) illetve az ismétlés (gat,get) képzője.</text:p>
      <text:p text:style-name="Standard">Az ige lehet tárgyas vagy tárgyatlan ragozású, jelen vagy múlt idejű, feltételes ragozású vagy <text:s/></text:p>
      <text:p text:style-name="Standard">kötő módban levő.</text:p>
      <text:p text:style-name="Standard"/>
      <text:p text:style-name="Standard">Példa:</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áblázat5" table:style-name="Táblázat5">
        <table:table-column table:style-name="Táblázat5.A"/>
        <table:table-column table:style-name="Táblázat5.B"/>
        <table:table-column table:style-name="Táblázat5.C"/>
        <table:table-column table:style-name="Táblázat5.D"/>
        <table:table-column table:style-name="Táblázat5.B"/>
        <table:table-column table:style-name="Táblázat5.F"/>
        <table:table-column table:style-name="Táblázat5.G"/>
        <table:table-header-rows>
          <table:table-row>
            <table:table-cell table:style-name="Táblázat5.A1" office:value-type="string">
              <text:p text:style-name="Table_20_Contents"><text:s/></text:p>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G1" office:value-type="string">
              <text:p text:style-name="Table_20_Heading">Példa</text:p>
            </table:table-cell>
          </table:table-row>
        </table:table-header-rows>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ogattat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p>
          </table:table-cell>
          <table:table-cell table:style-name="Táblázat5.G2" office:value-type="string">
            <text:p text:style-name="Table_20_Contents">íro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feltételes</text:p>
          </table:table-cell>
          <table:table-cell table:style-name="Táblázat5.G2" office:value-type="string">
            <text:p text:style-name="Table_20_Contents">írná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feltételes</text:p>
          </table:table-cell>
          <table:table-cell table:style-name="Táblázat5.G2" office:value-type="string">
            <text:p text:style-name="Table_20_Contents">írné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múlt</text:p>
          </table:table-cell>
          <table:table-cell table:style-name="Táblázat5.G2" office:value-type="string">
            <text:p text:style-name="Table_20_Contents">írogatt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múlt</text:p>
          </table:table-cell>
          <table:table-cell table:style-name="Táblázat5.G2" office:value-type="string">
            <text:p text:style-name="Table_20_Contents">írattál</text:p>
          </table:table-cell>
        </table:table-row>
      </table:table>
      <text:p text:style-name="Standard"/>
      <text:p text:style-name="Standard"><text:span text:style-name="T6">Hunmorph-foma jelölései </text:span><text:s/></text:p>
      <text:p text:style-name="Standard"/>
      <text:list xml:id="list1959510498" text:style-name="L4">
        <text:list-item>
          <text:p text:style-name="P13">Az ismétlés jele a Rep, </text:p>
        </text:list-item>
        <text:list-item>
          <text:p text:style-name="P13">A felszólítás jele Imper. </text:p>
        </text:list-item>
        <text:list-item>
          <text:p text:style-name="P13">Tárgyas: Def Tárgyatlan: Indef</text:p>
        </text:list-item>
        <text:list-item>
          <text:p text:style-name="P13">Feltételes: Cond</text:p>
        </text:list-item>
        <text:list-item>
          <text:p text:style-name="P13">Kötőmód: Conj</text:p>
        </text:list-item>
        <text:list-item>
          <text:p text:style-name="P13">Múlt idő: Past</text:p>
        </text:list-item>
      </text:list>
      <text:p text:style-name="Standard"/>
      <text:p text:style-name="P2">Számnevek</text:p>
      <text:p text:style-name="P5">A számnevek ragozása teljesen azonos a főnevekével</text:p>
      <text:p text:style-name="P5"/>
      <text:p text:style-name="P2"><text:soft-page-break/>Névmások</text:p>
      <text:p text:style-name="P2"/>
      <text:p text:style-name="P5">A névmások egyes szám első..harmadik és többes szám első.. harmadik személyben lehetnek. Névmások kapcsolódnak szinte minden főnévi raghoz (rám, rád, ...), és esetenként névutókhoz is (alattam, alattad, ...).</text:p>
      <text:p text:style-name="P5"/>
      <text:p text:style-name="P5">Példák:</text:p>
      <text:list xml:id="list600193680" text:style-name="L5">
        <text:list-item>
          <text:p text:style-name="P14">enyém</text:p>
        </text:list-item>
        <text:list-item>
          <text:p text:style-name="P14">mellettünk</text:p>
        </text:list-item>
        <text:list-item>
          <text:p text:style-name="P14">tőletek</text:p>
        </text:list-item>
        <text:list-item>
          <text:p text:style-name="P14">....</text:p>
        </text:list-item>
      </text:list>
      <text:p text:style-name="P5"/>
      <text:p text:style-name="P2">Határozók, kötőszavak, stb..</text:p>
      <text:p text:style-name="P5">Határozók, kötőszavak és egyéb szófajok ragozatlanok. </text:p>
      <text:p text:style-name="P5"/>
      <text:p text:style-name="P3">Rendhagyó főnevek</text:p>
      <text:p text:style-name="P3"/>
      <text:p text:style-name="P6">A rendhagyó főnevek osztályai:</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Table_20_Contents">1</text:p>
          </table:table-cell>
          <table:table-cell table:style-name="Táblázat6.A1" office:value-type="string">
            <text:p text:style-name="Table_20_Contents">bokor, bokrot, bokrok </text:p>
          </table:table-cell>
          <table:table-cell table:style-name="Táblázat6.C1" office:value-type="string">
            <text:p text:style-name="Table_20_Contents">hangzókihagyás</text:p>
          </table:table-cell>
        </table:table-row>
        <table:table-row>
          <table:table-cell table:style-name="Táblázat6.A2" office:value-type="string">
            <text:p text:style-name="Table_20_Contents">2</text:p>
          </table:table-cell>
          <table:table-cell table:style-name="Táblázat6.A2" office:value-type="string">
            <text:p text:style-name="Table_20_Contents">sátor, sátrat, sátrak </text:p>
          </table:table-cell>
          <table:table-cell table:style-name="Táblázat6.C2" office:value-type="string">
            <text:p text:style-name="Table_20_Contents">hangzókihagyás, o-a hangzóváltás</text:p>
          </table:table-cell>
        </table:table-row>
        <table:table-row>
          <table:table-cell table:style-name="Táblázat6.A2" office:value-type="string">
            <text:p text:style-name="Table_20_Contents">3</text:p>
          </table:table-cell>
          <table:table-cell table:style-name="Táblázat6.A2" office:value-type="string">
            <text:p text:style-name="Table_20_Contents">hal, halat, halak </text:p>
          </table:table-cell>
          <table:table-cell table:style-name="Táblázat6.C2" office:value-type="string">
            <text:p text:style-name="Table_20_Contents">o-a hangzóváltás</text:p>
          </table:table-cell>
        </table:table-row>
        <table:table-row>
          <table:table-cell table:style-name="Táblázat6.A2" office:value-type="string">
            <text:p text:style-name="Table_20_Contents">4</text:p>
          </table:table-cell>
          <table:table-cell table:style-name="Táblázat6.A2" office:value-type="string">
            <text:p text:style-name="Table_20_Contents">csík csíkot csíkok </text:p>
          </table:table-cell>
          <table:table-cell table:style-name="Táblázat6.C2" office:value-type="string">
            <text:p text:style-name="Table_20_Contents">mély végződést kapó magas hangrendű vagy magas utolsó szótagú szavak</text:p>
          </table:table-cell>
        </table:table-row>
        <table:table-row>
          <table:table-cell table:style-name="Táblázat6.A2" office:value-type="string">
            <text:p text:style-name="Table_20_Contents">5</text:p>
          </table:table-cell>
          <table:table-cell table:style-name="Táblázat6.A2" office:value-type="string">
            <text:p text:style-name="Table_20_Contents">írt írtat írtak </text:p>
          </table:table-cell>
          <table:table-cell table:style-name="Táblázat6.C2" office:value-type="string">
            <text:p text:style-name="Table_20_Contents">mély végződést kapó magas hangrendű vagy utolsó szótagú szavak o-a hangzóváltással </text:p>
          </table:table-cell>
        </table:table-row>
        <table:table-row>
          <table:table-cell table:style-name="Táblázat6.A2" office:value-type="string">
            <text:p text:style-name="Table_20_Contents">6</text:p>
          </table:table-cell>
          <table:table-cell table:style-name="Táblázat6.A2" office:value-type="string">
            <text:p text:style-name="Table_20_Contents">levél, levelet,levelek</text:p>
          </table:table-cell>
          <table:table-cell table:style-name="Táblázat6.C2" office:value-type="string">
            <text:p text:style-name="Table_20_Contents">ragozásnál ékezetelhagyó szavak </text:p>
          </table:table-cell>
        </table:table-row>
        <table:table-row>
          <table:table-cell table:style-name="Táblázat6.A2" office:value-type="string">
            <text:p text:style-name="Table_20_Contents">7</text:p>
          </table:table-cell>
          <table:table-cell table:style-name="Táblázat6.A2" office:value-type="string">
            <text:p text:style-name="Table_20_Contents">derék, derekat,derekak </text:p>
          </table:table-cell>
          <table:table-cell table:style-name="Táblázat6.C2" office:value-type="string">
            <text:p text:style-name="Table_20_Contents">ragozásnál ékezetelhagyó szavak mély végződéseket követelve, noha a szó magas hangrendű </text:p>
          </table:table-cell>
        </table:table-row>
        <table:table-row>
          <table:table-cell table:style-name="Táblázat6.A2" office:value-type="string">
            <text:p text:style-name="Table_20_Contents">8</text:p>
          </table:table-cell>
          <table:table-cell table:style-name="Táblázat6.A2" office:value-type="string">
            <text:p text:style-name="Table_20_Contents">team, teamet teamek </text:p>
          </table:table-cell>
          <table:table-cell table:style-name="Táblázat6.C2" office:value-type="string">
            <text:p text:style-name="Table_20_Contents">magas hangrendű idegen szavak, melyeket ragozunk</text:p>
          </table:table-cell>
        </table:table-row>
        <table:table-row>
          <table:table-cell table:style-name="Táblázat6.A2" office:value-type="string">
            <text:p text:style-name="Table_20_Contents">9</text:p>
          </table:table-cell>
          <table:table-cell table:style-name="Táblázat6.A2" office:value-type="string">
            <text:p text:style-name="Table_20_Contents">hó, havat, havak </text:p>
          </table:table-cell>
          <table:table-cell table:style-name="Táblázat6.C2" office:value-type="string">
            <text:p text:style-name="Table_20_Contents">szótőváltó szavak</text:p>
          </table:table-cell>
        </table:table-row>
        <table:table-row>
          <table:table-cell table:style-name="Táblázat6.A2" office:value-type="string">
            <text:p text:style-name="Table_20_Contents">10</text:p>
          </table:table-cell>
          <table:table-cell table:style-name="Táblázat6.A2" office:value-type="string">
            <text:p text:style-name="Table_20_Contents">ló lovat lovak </text:p>
          </table:table-cell>
          <table:table-cell table:style-name="Táblázat6.C2" office:value-type="string">
            <text:p text:style-name="Table_20_Contents">szótő módosulással ragozandó szavak</text:p>
          </table:table-cell>
        </table:table-row>
        <table:table-row>
          <table:table-cell table:style-name="Táblázat6.A2" office:value-type="string">
            <text:p text:style-name="Table_20_Contents">11</text:p>
          </table:table-cell>
          <table:table-cell table:style-name="Táblázat6.A2" office:value-type="string">
            <text:p text:style-name="Table_20_Contents">erő, erejét erők </text:p>
          </table:table-cell>
          <table:table-cell table:style-name="Táblázat6.C2" office:value-type="string">
            <text:p text:style-name="Table_20_Contents">poss ragoknál szóvégi hangváltó szavak</text:p>
          </table:table-cell>
        </table:table-row>
        <table:table-row>
          <table:table-cell table:style-name="Táblázat6.A2" office:value-type="string">
            <text:p text:style-name="Table_20_Contents">12</text:p>
          </table:table-cell>
          <table:table-cell table:style-name="Táblázat6.A2" office:value-type="string">
            <text:p text:style-name="Table_20_Contents">fi fiat fiak </text:p>
          </table:table-cell>
          <table:table-cell table:style-name="Táblázat6.C2" office:value-type="string">
            <text:p text:style-name="Table_20_Contents">fi típusú szavak</text:p>
          </table:table-cell>
        </table:table-row>
        <table:table-row>
          <table:table-cell table:style-name="Táblázat6.A2" office:value-type="string">
            <text:p text:style-name="Table_20_Contents">13</text:p>
          </table:table-cell>
          <table:table-cell table:style-name="Táblázat6.A2" office:value-type="string">
            <text:p text:style-name="Table_20_Contents"><text:s/>ín inat inak <text:s/></text:p>
          </table:table-cell>
          <table:table-cell table:style-name="Táblázat6.C2" office:value-type="string">
            <text:p text:style-name="Table_20_Contents">ín típusú szavak</text:p>
          </table:table-cell>
        </table:table-row>
        <table:table-row>
          <table:table-cell table:style-name="Táblázat6.A2" office:value-type="string">
            <text:p text:style-name="Table_20_Contents">14</text:p>
          </table:table-cell>
          <table:table-cell table:style-name="Táblázat6.A2" office:value-type="string">
            <text:p text:style-name="Table_20_Contents">bakter, bakterek, bakterok</text:p>
          </table:table-cell>
          <table:table-cell table:style-name="Táblázat6.C2" office:value-type="string">
            <text:p text:style-name="Table_20_Contents">ingadozó ragozású szavak, mély és magas ragozás is jó</text:p>
          </table:table-cell>
        </table:table-row>
        <table:table-row>
          <table:table-cell table:style-name="Táblázat6.A2" office:value-type="string">
            <text:p text:style-name="Table_20_Contents">15</text:p>
          </table:table-cell>
          <table:table-cell table:style-name="Táblázat6.A2" office:value-type="string">
            <text:p text:style-name="Table_20_Contents">öcs, báty néne </text:p>
          </table:table-cell>
          <table:table-cell table:style-name="Táblázat6.C2" office:value-type="string">
            <text:p text:style-name="Table_20_Contents">öcs, báty, néne szavak</text:p>
          </table:table-cell>
        </table:table-row>
        <table:table-row>
          <table:table-cell table:style-name="Táblázat6.A2" office:value-type="string">
            <text:p text:style-name="Table_20_Contents">16</text:p>
          </table:table-cell>
          <table:table-cell table:style-name="Táblázat6.A2" office:value-type="string">
            <text:p text:style-name="Table_20_Contents">szülő szüleim szülőim</text:p>
          </table:table-cell>
          <table:table-cell table:style-name="Táblázat6.C2" office:value-type="string">
            <text:p text:style-name="Table_20_Contents">szülő szó</text:p>
          </table:table-cell>
        </table:table-row>
        <table:table-row>
          <table:table-cell table:style-name="Táblázat6.A2" office:value-type="string">
            <text:p text:style-name="Table_20_Contents">17</text:p>
          </table:table-cell>
          <table:table-cell table:style-name="Táblázat6.A2" office:value-type="string">
            <text:p text:style-name="Table_20_Contents">tűz tüzet tüzek </text:p>
          </table:table-cell>
          <table:table-cell table:style-name="Táblázat6.C2" office:value-type="string">
            <text:p text:style-name="Table_20_Contents">tűz, fűz, szűz szavak, ékezetelhagyóak</text:p>
          </table:table-cell>
        </table:table-row>
        <table:table-row>
          <table:table-cell table:style-name="Táblázat6.A2" office:value-type="string">
            <text:p text:style-name="Table_20_Contents">18</text:p>
          </table:table-cell>
          <table:table-cell table:style-name="Táblázat6.A2" office:value-type="string">
            <text:p text:style-name="Table_20_Contents"><text:s/>y-i <text:s text:c="3"/></text:p>
          </table:table-cell>
          <table:table-cell table:style-name="Táblázat6.C2" office:value-type="string">
            <text:p text:style-name="Table_20_Contents">bizonyos neveknél a szóvégi y i-nek tekintendő</text:p>
          </table:table-cell>
        </table:table-row>
        <table:table-row>
          <table:table-cell table:style-name="Táblázat6.A2" office:value-type="string">
            <text:p text:style-name="Table_20_Contents">19</text:p>
          </table:table-cell>
          <table:table-cell table:style-name="Táblázat6.A2" office:value-type="string">
            <text:p text:style-name="Table_20_Contents">y-y <text:s text:c="2"/></text:p>
          </table:table-cell>
          <table:table-cell table:style-name="Táblázat6.C2" office:value-type="string">
            <text:p text:style-name="Table_20_Contents">bizonyos neveknél szóban szereplő y i-nek tekintendő, pl Ghyczy</text:p>
          </table:table-cell>
        </table:table-row>
        <table:table-row>
          <table:table-cell table:style-name="Táblázat6.A2" office:value-type="string">
            <text:p text:style-name="Table_20_Contents">20</text:p>
          </table:table-cell>
          <table:table-cell table:style-name="Táblázat6.A2" office:value-type="string">
            <text:p text:style-name="Table_20_Contents">ae <text:s/></text:p>
          </table:table-cell>
          <table:table-cell table:style-name="Táblázat6.C2" office:value-type="string">
            <text:p text:style-name="Table_20_Contents">általában poss jelölésére ae és jaje is <text:s/>jó. Bizonyos szavaknál csak ae használható</text:p>
          </table:table-cell>
        </table:table-row>
        <table:table-row>
          <table:table-cell table:style-name="Táblázat6.A2" office:value-type="string">
            <text:p text:style-name="Table_20_Contents">21</text:p>
          </table:table-cell>
          <table:table-cell table:style-name="Táblázat6.A2" office:value-type="string">
            <text:p text:style-name="Table_20_Contents">jaje <text:s/></text:p>
          </table:table-cell>
          <table:table-cell table:style-name="Táblázat6.C2" office:value-type="string">
            <text:p text:style-name="Table_20_Contents">általában poss jelölésére ae és jaje is <text:s/>jó. Bizonyos szavaknál csak jaje használható</text:p>
          </table:table-cell>
        </table:table-row>
        <text:soft-page-break/>
        <table:table-row>
          <table:table-cell table:style-name="Táblázat6.A2" office:value-type="string">
            <text:p text:style-name="Table_20_Contents">22</text:p>
          </table:table-cell>
          <table:table-cell table:style-name="Táblázat6.A2" office:value-type="string">
            <text:p text:style-name="Table_20_Contents">névmások </text:p>
          </table:table-cell>
          <table:table-cell table:style-name="Táblázat6.C2" office:value-type="string">
            <text:p text:style-name="Table_20_Contents">enyém.. övéik magam.. maguk szavak</text:p>
          </table:table-cell>
        </table:table-row>
      </table:table>
      <text:p text:style-name="P6"/>
      <text:p text:style-name="P6">Rendhagyó főnevek esetén az összes összetett szó, melyek utótagja a rendhagyó szó, a rendhagyó csoportba sorolandó be. <text:s/>Például a hintaló a lóval azonos .lexc fájlba sorolandó be. </text:p>
      <text:p text:style-name="P6"/>
      <text:p text:style-name="P4">Rendhagyó igék</text:p>
      <text:p text:style-name="P4"/>
      <text:p text:style-name="P6">Az igéknél kb. 25 féle ragozású ige létezik. Az ikes igék külön csoportban vannak az egyszerűség kedvéért, pl enhuige7.lexc és enhuige7ik.lexc. A nem rendhagyó igék az enhuige.lexc fájlban vannak. </text:p>
      <text:p text:style-name="P4"/>
      <text:p text:style-name="P4">Rendhagyó melléknevek</text:p>
      <text:p text:style-name="P4"/>
      <table:table table:name="Táblázat8" table:style-name="Táblázat8">
        <table:table-column table:style-name="Táblázat8.A"/>
        <table:table-column table:style-name="Táblázat8.B"/>
        <table:table-row>
          <table:table-cell table:style-name="Táblázat8.A1" office:value-type="string">
            <text:p text:style-name="Table_20_Contents">1</text:p>
          </table:table-cell>
          <table:table-cell table:style-name="Táblázat8.B1" office:value-type="string">
            <text:p text:style-name="Table_20_Contents">bátor, bátrabb </text:p>
          </table:table-cell>
        </table:table-row>
        <table:table-row>
          <table:table-cell table:style-name="Táblázat8.A2" office:value-type="string">
            <text:p text:style-name="Table_20_Contents">2</text:p>
          </table:table-cell>
          <table:table-cell table:style-name="Táblázat8.B2" office:value-type="string">
            <text:p text:style-name="Table_20_Contents">sok-több, lassú-lassabb, nehéz-nehezebb, könnyű-könnyebb, szép-szebb, hosszú-hosszabb, bő-bővebb, ifjú-ifjabb</text:p>
          </table:table-cell>
        </table:table-row>
      </table:table>
      <text:p text:style-name="P4"/>
      <text:p text:style-name="P4"/>
      <text:p text:style-name="P4">Rendhagyó számnevek</text:p>
      <text:p text:style-name="P4"/>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Table_20_Contents">1</text:p>
          </table:table-cell>
          <table:table-cell table:style-name="Táblázat7.A1" office:value-type="string">
            <text:p text:style-name="Table_20_Contents">Ezer, ezrek</text:p>
          </table:table-cell>
          <table:table-cell table:style-name="Táblázat7.C1" office:value-type="string">
            <text:p text:style-name="Table_20_Contents">hangzókihagyás</text:p>
          </table:table-cell>
        </table:table-row>
      </table:table>
      <text:p text:style-name="P4"/>
      <text:p text:style-name="P4"/>
      <text:p text:style-name="P4">Igekötők</text:p>
      <text:p text:style-name="P4"/>
      <text:p text:style-name="P6">Igekötők nemcsak igékhez járulhatnak, hanem főnevekhez és melléknevekhez is (kinézés, benézés, kilátó, belátó, stb...)</text:p>
      <text:p text:style-name="P6"/>
      <text:p text:style-name="P6">Az igekötők szavakhoz adása a LEXICON Prefigekoto blokknak a LEXICON Verb blokk elé kapcsolásával valósítjuk meg. <text:s/></text:p>
      <text:p text:style-name="P6"/>
      <text:p text:style-name="P6">Azaz:</text:p>
      <text:p text:style-name="P6"/>
      <text:p text:style-name="P6">LEXICON Root</text:p>
      <text:p text:style-name="P6">Verb;</text:p>
      <text:p text:style-name="P6">Prefigekoto;</text:p>
      <text:p text:style-name="P6"/>
      <text:p text:style-name="P6">LEXICON Prefigekoto</text:p>
      <text:p text:style-name="P6">+Pref+:keresztül Verb;</text:p>
      <text:p text:style-name="P6">...</text:p>
      <text:p text:style-name="P6">+Pref+:be <text:s text:c="2"/>Verb;</text:p>
      <text:p text:style-name="P6"/>
      <text:p text:style-name="P6">LEXICON Verb</text:p>
      <text:p text:style-name="P6">abajgatásoz AddVerbmelyik;</text:p>
      <text:p text:style-name="P6">...</text:p>
      <text:p text:style-name="P6"/>
      <text:p text:style-name="P6">Ez a szerkezet garantálja, hogy minden igekötő minden igével kombinálva lesz. Ilyen szerkezet van még az enhuadjigem.lexc, enhuadjmelyige.lexc, <text:s/>enhuadjfnmn.lexc, enhufnige.lexc, az összes igével kapcsolatos és más fájlokban is, ahol gyakori az igekötővel való kombináció.</text:p>
      <text:p text:style-name="P6"/>
      <text:p text:style-name="P6"/>
      <text:p text:style-name="P6"><text:soft-page-break/></text:p>
      <text:p text:style-name="P3">Új szavak beadása.</text:p>
      <text:p text:style-name="P6"/>
      <text:p text:style-name="P6"/>
      <text:p text:style-name="P6">Meg kell állapítani, hogy a beadandó szó főnév, melléknév, melléknév és főnév, ige, számnév vagy egyéb-e. </text:p>
      <text:p text:style-name="P6"/>
      <text:p text:style-name="P6">Meg kell nézni, hogy hasonló végződéssel van-e már szó a szókészletben.</text:p>
      <text:p text:style-name="P6"/>
      <text:p text:style-name="P6">A hozzá leghasonlóbb szó mellé betenni, ugyanolyan ragozási utasítással, mint amilyen a hasonló szóé.</text:p>
      <text:p text:style-name="P6"/>
      <text:p text:style-name="P6">Ha a szóhoz igekötők is tartoznak, olyan helyre kell betenni, ahol az igekötőket is hozzáadjuk. </text:p>
      <text:p text:style-name="P6"/>
      <text:p text:style-name="P6">Példa:</text:p>
      <text:p text:style-name="P6">Tegyük fel, a facsart szó hiányzik. A szó melléknév. Igekötők tartozhatnak hozzá (kifacsart, stb..)</text:p>
      <text:p text:style-name="P6"/>
      <text:p text:style-name="P6">grep "art " lexc/adj/*</text:p>
      <text:p text:style-name="P6">enhuadjigem.lexc jó jelölt, mivel ez az igekötőket is kezeli</text:p>
      <text:p text:style-name="P6"/>
      <text:p text:style-name="P6">a csavart szó így van benne:</text:p>
      <text:p text:style-name="P6">csavart AddAdjboeet; <text:s/></text:p>
      <text:p text:style-name="P6"/>
      <text:p text:style-name="P6">tehát ez után a szó után <text:s/>berakjuk a következő sort: </text:p>
      <text:p text:style-name="P6">facsart AddAdjboeet; </text:p>
      <text:p text:style-name="P6"/>
      <text:p text:style-name="P6">és újra kompilálás után a szó része a szókészletnek. </text:p>
      <text:p text:style-name="P6"/>
      <text:p text:style-name="P3">Képzős ragozási utasítások</text:p>
      <text:p text:style-name="P6"/>
      <text:p text:style-name="P6">Az adj fában előfordulnak képzős ragozási utasítások, pl. enhuadjfnmn.lexc-ben:</text:p>
      <text:p text:style-name="P6">AddAdjeEnd</text:p>
      <text:p text:style-name="P6">AddAdjeEndat</text:p>
      <text:p text:style-name="P6">AddAdjeEndnyi</text:p>
      <text:p text:style-name="P6">AddAdjeEndnyiat</text:p>
      <text:p text:style-name="P6"/>
      <text:p text:style-name="P6">ragozási utasítások, melyek kizárólag képzőket állítanak elő (szerű, féle, fajta, nyi, i); Ezzel sok helyet lehet megtakarítani, viszont az analízis kissé áttekinthetetlenebb lesz, mert pl. a próba szó esetén a próbaszerű illetve próbaféle szavak esetén az alapszót próba-nak adja meg és nem próbaszerűnek. </text:p>
      <text:p text:style-name="P6"/>
      <text:p text:style-name="P6">Példa:</text:p>
      <text:p text:style-name="P6">apply up&gt; próbaszerűt</text:p>
      <text:p text:style-name="P6">próba+Adj+Acc</text:p>
      <text:p text:style-name="P6">apply up&gt; </text:p>
      <text:p text:style-name="P6"/>
      <text:p text:style-name="P6"/>
      <text:p text:style-name="P4">Összetett szavak kezelése</text:p>
      <text:p text:style-name="P6"/>
      <text:p text:style-name="P6">Az összetett szavak kezelését eredetileg úgy terveztem, hogy egyszerű szavak listáját ragozási utasítással "fésülöm össze". Az egyszerű szavak listája kb. 30 ezer szót tartalmazott volna. Ez gyakorlatilag nem volt járható út, mert a .lexc fájl lefordítása több, mint 30 percet vett volna <text:soft-page-break/>igénybe.</text:p>
      <text:p text:style-name="P6"/>
      <text:p text:style-name="P6">Ezért saját gyűjtésű korpuszból vett listát használok. A korpuszból vett szógyűjtemény <text:s/>a noun/enhuossz3.lexc fájlban található meg. A szógyűjtemény nem szabályos szavait ezután kézzel átraktam a megfelelő .lexc fájlokba. A tesztelést és a szógyűjtemény javítását ezután magával a szógyűjteménnyel, a Szeged korpusz szókészletével majd a Szószablya projekt</text:p>
      <text:p text:style-name="P6">szókészletének felhasználásával végeztem. Minden esetben a Hunspellt használtam szűrőként.</text:p>
      <text:p text:style-name="P6"/>
      <text:p text:style-name="P6">Mivel az enhuossz3.lexc fordítása kb. 3 percet vesz igénybe, ez lelassítja a fordítást. Esetleges szókészleti munka megkönnyítésére bevezettem a "nagy" és "kis" szótár használatának lehetőségét. A "nagy" szótár a végleges forma, a "kis" szótár a szabályos összetett főnevek nélküli forma. Az átkapcsolást a nagy és kis szótár között automatizáltam az <text:s/>smake.sh szkript segítségével. használata:</text:p>
      <text:p text:style-name="P6">./smake.sh k</text:p>
      <text:p text:style-name="P6">kicsi</text:p>
      <text:p text:style-name="P6"/>
      <text:p text:style-name="P6">vagy: </text:p>
      <text:p text:style-name="P6">.smake.sh n</text:p>
      <text:p text:style-name="P6">nagy</text:p>
      <text:p text:style-name="P6"/>
      <text:p text:style-name="P6">parancsok segítségével lehetséges. Ezután a make a kiválasztott változatot fogja lefordítani.</text:p>
      <text:p text:style-name="P6"/>
      <text:p text:style-name="P6"><text:span text:style-name="T2">A módszer előnye</text:span> a rendkívül egyszerű átkapcsolás, és ennek során esetleges hibák elkerülése.</text:p>
      <text:p text:style-name="P6"><text:span text:style-name="T2">A módszer hátránya</text:span> az, hogy létezik egy enhu2.foma.kicsi és egy enhu2.foma.nagy fájl, és ha az enhu2.foma fájlt változtatjuk a változást az enhu2.foma.kicsi és az enhu2.foma.nagy fájlon is végre kell hajtani.</text:p>
      <text:p text:style-name="P6">Ugyanígy létezik egy Makefile.kicsi és Makefile nagy fájl. Minden változást a Makefile fájlon ezekre is alkalmazni kell.</text:p>
      <text:p text:style-name="P6"/>
      <text:p text:style-name="P6"><draw:line text:anchor-type="paragraph" draw:z-index="0" draw:style-name="gr1" draw:text-style-name="P18" svg:x1="0.007cm" svg:y1="0.111cm" svg:x2="16.993cm" svg:y2="0.085cm"><text:p/></draw:line></text:p>
      <text:p text:style-name="P4"><text:span text:style-name="T1">Továbbfejlesztési ötletek</text:span>:</text:p>
      <text:p text:style-name="P6"/>
      <text:p text:style-name="P6">Analízis esetén célszerű, ha az eszköz lehetőleg minden lehetséges alakot fölismer. Generálás esetén viszont az kívánatos, hogy a legszokásosabb alakot generálja az eszköz. A jelenlegi forma analízisre jó, de generálásra nem optimális, mivel sokféle formát generálhat. A "legszokásosabb" forma eléréséhez a lexikont célszerű redukálni és a lexc fájlokat leegyszerűsíteni, hogy ne generálják a ritkán előforduló formákat. Erre példa az írnánk/írnók pár, ahol kétségtelenül az írnánk forma lényegesen gyakoribb, de az írnók formát sem lehet kizárni, mert az a analízis esetén a megértési pontosságot fölöslegesen csorbítaná. </text:p>
      <text:p text:style-name="P6"/>
      <text:p text:style-name="P3">A Hunmorph-foma megírásának története</text:p>
      <text:p text:style-name="P6"/>
      <text:p text:style-name="P6"/>
      <text:p text:style-name="P6">A Hunmorph-foma készítése az SFST nevű eszközzel indult, (</text:p>
      <text:p text:style-name="P6"><text:a xlink:type="simple" xlink:href="http://www.ims.uni-stuttgart.de/projekte/gramotron/SOFTWARE/SFST.html">http://www.ims.uni-stuttgart.de/projekte/gramotron/SOFTWARE/SFST.html</text:a> ) mivel az SFST áttekinthető analizátor/generátor, és segítségével már elkészült egy török <text:s/>morfológia, trmorph. <text:a xlink:type="simple" xlink:href="http://www.let.rug.nl/~coltekin/trmorph/">http://www.let.rug.nl/~coltekin/trmorph/</text:a>. A török nyelv meglehetősen hasonlít a magyarra, kb. német:angol megfelel a magyar:török viszonynak. A török morfológiát lényegesen leegyszerűsíti, hogy a török ragozás kicsit egyszerűbb, bár szinte minden szabálytalanság megvan benne mint a magyarban. A török igeragozás ezzel szemben kissé komplikáltabb, mint a magyar, ez viszont nem nehezíti meg jelentősen a morfológiai eszköz írását. Viszont a török nyelv nem használ sem igekötőket, sem összetett főneveket, ami egy morfológiai eszköz írását nagyban leegyszerűsíti. </text:p>
      <text:p text:style-name="P6"><text:soft-page-break/></text:p>
      <text:p text:style-name="P6">Az SFST használata során ugyan sikerült kitalálni a csíziót, azaz megtalálni azt a módozatot, ahogy elfogadható memória használattal működjön az eszköz. A probléma az olvashatóság lett. Az SFST fájlok olyan nehezen olvashatók voltak, hogy kénytelen voltam új eszközt keresni, és ez a foma volt. A foma tökéletesen alkalmas a magyar nyelv komplexitásának a teljes körű kezelésére, és azt nagyon jó hatásfokkal teszi. </text:p>
      <text:p text:style-name="P6"/>
      <text:p text:style-name="P3">Segédeszközök</text:p>
      <text:p text:style-name="P6"/>
      <text:p text:style-name="P4">LEXC ellenőrzés:</text:p>
      <text:p text:style-name="P6"/>
      <text:p text:style-name="P6">A lexc fájlok ellenőrzésére írtam egy kis programot, tools/fomachk/fomasyn2.pl, amely gyorsan megvizsgálja a lexc fájlok integritását. A program, mint minden segédprogram perl-ben íródott, és működéséhez működő perl interpreter jelenléte szükséges, ami modern rendszereken magától értetődő. </text:p>
      <text:p text:style-name="P6"/>
      <text:p text:style-name="P6">Első használat előtt a fomasyn2.pl programban levő $root változót, úgy kell beállítani, hogy az arra a mappára mutasson, ahol a Makefile van. </text:p>
      <text:p text:style-name="P6"/>
      <text:p text:style-name="P6">Egy paramétert kell megadni fomasyn2.pl-nek, ami a lexc-ben levő szófaj neve, azaz noun, adj, verb, num, fxpp, <text:s/>vagy misc.</text:p>
      <text:p text:style-name="P6"/>
      <text:p text:style-name="P6">Használata ezután a fő mappából: </text:p>
      <text:p text:style-name="P6"><text:s/>$ perl tools/fomachk/fomasyn2.pl verb</text:p>
      <text:p text:style-name="P6"><text:s/>$</text:p>
      <text:p text:style-name="P6">fxpp paraméter esetén panaszkodik nem használt elemekről, ami ártalmatlan. Esetleges más panaszait viszont érdemes komolyan venni és utánuk nézni. </text:p>
      <text:p text:style-name="P6"/>
      <text:p text:style-name="P4">Foma fájlok ellenőrzése:</text:p>
      <text:p text:style-name="P6"/>
      <text:p text:style-name="P6">/tools/fomachk/fomafom2.pl a foma fájlokat ellenőrzi a $root mappában </text:p>
      <text:p text:style-name="P6"><text:s/>Használata a fő mappából: </text:p>
      <text:p text:style-name="P6"><text:s/>$ perl tools/fomachk/fomafom2.pl verb</text:p>
      <text:p text:style-name="P6"><text:s/>$</text:p>
      <text:p text:style-name="P6"/>
      <text:p text:style-name="P6">fomafom2.pl ellenőrzi a kommentárokat, <text:s/>a definíciók <text:s/>lezárását, hogy nincsenek-e hívások nem definiált definíciókra, és hogy minden definíciót használ is-e a .foma fájl. <text:s/></text:p>
      <text:p text:style-name="P6"/>
      <text:p text:style-name="P3">Kliens-szerver mód</text:p>
      <text:p text:style-name="P6"/>
      <text:p text:style-name="P6">Egy példa a kliens-szerver mód használatára a tools/chkwds mappában van. Használata:</text:p>
      <text:p text:style-name="P6"/>
      <text:p text:style-name="P6">1. a do_testup.sh fájlban a gyökérmappa beállítása (nálam a gyökérmappa: /home/en/program/foma/tktest1, ezt kell beállítani).</text:p>
      <text:p text:style-name="P6">2. sh do_testup.sh</text:p>
      <text:p text:style-name="P6">a rendszer válasza: Started flookup server on 127.0.0.1 port 6062</text:p>
      <text:p text:style-name="P6">3. perl chkwdlistup.pl szolista.txt</text:p>
      <text:p text:style-name="P6">kapunak: kapunak<text:tab/>kapu+Noun+Dat</text:p>
      <text:p text:style-name="P6">ajtótól: ajtótól<text:tab/>ajtó+Noun+Abl</text:p>
      <text:p text:style-name="P6">megírják: megírják<text:tab/>+Pref+ír+Verb+DefPl3</text:p>
      <text:p text:style-name="P6">megírják<text:tab/>+Pref+ír+Verb+ConjDefPl3</text:p>
      <text:p text:style-name="P6">szebbek: szebbek<text:tab/>szép+Adj+Mid+Plur+Nom</text:p>
      <text:p text:style-name="P6"><text:soft-page-break/>legokosabbak: legokosabbak<text:tab/>legokos+Adj+Mid+Plur+Nom</text:p>
      <text:p text:style-name="P6">legeslegcsúnyábbak: legeslegcsúnyábbak<text:tab/>legeslegcsúnya+Adj+Mid+Plur+Nom</text:p>
      <text:p text:style-name="P6">jó: jó<text:tab/>jó+Adj+Nom</text:p>
      <text:p text:style-name="P6">laskagombáért: laskagombáért<text:tab/>laskagomba+Noun+Cau</text:p>
      <text:p text:style-name="P6">send: <text:s/>at chkwdlistup.pl line 28, &lt;FILE&gt; line 9.</text:p>
      <text:p text:style-name="P6">----------------------------------------------------------------------------------------</text:p>
      <text:p text:style-name="P6"/>
      <text:p text:style-name="P3">Segédprogramok</text:p>
      <text:p text:style-name="P6"/>
      <text:p text:style-name="P6">A tools/perl mappában levő programok:</text:p>
      <text:p text:style-name="P6"/>
      <text:p text:style-name="P4">Programok a szólisták karbantartására</text:p>
      <text:p text:style-name="P6"/>
      <text:p text:style-name="P6">kivon.pl - hívása egy paraméterrel történik, a paraméter egy fájl neve</text:p>
      <text:p text:style-name="P6">kivon.pl beolvassa a megadott fájlt.</text:p>
      <text:p text:style-name="P6">Beolvassa stdin-t, a fájlban szereplő szavak kivételével listázza stdin-t.</text:p>
      <text:p text:style-name="P6"/>
      <text:p text:style-name="P6">kivon1.pl kivon.pl megfordítottja:</text:p>
      <text:p text:style-name="P6">kivon1.pl - hívása egy paraméterrel történik, a paraméter egy fájl neve</text:p>
      <text:p text:style-name="P6">kivon.pl beolvassa a megadott fájlt.</text:p>
      <text:p text:style-name="P6">Beolvassa stdin-t, listázza stdin azon szavait, melyek a megadott fájlban szerepelnek..</text:p>
      <text:p text:style-name="P6"/>
      <text:p text:style-name="P6">addadj.pl besorol egy melléknévi szólistát úgy, ahogy enhuadjmnevek.lexc megkívánja.</text:p>
      <text:p text:style-name="P6"/>
      <text:p text:style-name="P6">Melyi2.pl kiválogatja azokat a szavakat, melyek mély végződéseket kívánnak, noha a szó utolsó mássalhangzója i.</text:p>
      <text:p text:style-name="P6"/>
      <text:p text:style-name="P6"/>
      <text:p text:style-name="P4">Hivatkozások jegyzéke</text:p>
      <text:p text:style-name="P4"/>
      <text:list xml:id="list1091373105" text:style-name="L6">
        <text:list-item>
          <text:p text:style-name="P17"><text:a xlink:type="simple" xlink:href="http://code.google.com/p/foma">http://code.google.com/p/foma</text:a></text:p>
        </text:list-item>
        <text:list-item>
          <text:p text:style-name="P17"><text:a xlink:type="simple" xlink:href="https://victorio.uit.no/langtech/tags/DIVVUN-NO_1_0_RELEASE/gt/doc/book.pdf_1.pdf">https://victorio.uit.no/langtech/tags/DIVVUN-NO_1_0_RELEASE/gt/doc/book.pdf_1.pdf</text:a></text:p>
        </text:list-item>
        <text:list-item>
          <text:p text:style-name="P17"><text:a xlink:type="simple" xlink:href="http://mokk.bme.hu/resources/hunmorph/">http://mokk.bme.hu/resources/hunmorph/</text:a></text:p>
        </text:list-item>
        <text:list-item>
          <text:p text:style-name="P17"><text:a xlink:type="simple" xlink:href="http://sourceforge.net/projects/hunspell/">http://</text:a><text:a xlink:type="simple" xlink:href="http://sourceforge.net/projects/hunspell/"><text:span text:style-name="Citation"><text:span text:style-name="T3">sourceforge.net/projects/hunspell</text:span></text:span></text:a><text:a xlink:type="simple" xlink:href="http://sourceforge.net/projects/hunspell/"><text:span text:style-name="Citation">/</text:span></text:a></text:p>
        </text:list-item>
        <text:list-item>
          <text:p text:style-name="P17"><text:a xlink:type="simple" xlink:href="http://bug.openscope.org/"><text:span text:style-name="Citation"><text:span text:style-name="T3">http://bug.openscope.org</text:span></text:span></text:a></text:p>
        </text:list-item>
        <text:list-item>
          <text:p text:style-name="P17"><text:a xlink:type="simple" xlink:href="http://code.google.com/p/foma/wiki/FlookupDocumentation"><text:span text:style-name="Citation"><text:span text:style-name="T3">http://code.google.com/p/foma/wiki/FlookupDocumentation</text:span></text:span></text:a></text:p>
        </text:list-item>
        <text:list-item>
          <text:p text:style-name="P16"><text:a xlink:type="simple" xlink:href="http://www.ims.uni-stuttgart.de/projekte/gramotron/SOFTWARE/SFST.html"><text:span text:style-name="Citation"><text:span text:style-name="T5">http://www.ims.uni-stuttgart.de/projekte/gramotron/SOFTWARE/SFST.html</text:span></text:span></text:a></text:p>
        </text:list-item>
        <text:list-item>
          <text:p text:style-name="P16"><text:a xlink:type="simple" xlink:href="http://www.inf.u-szeged.hu/projectdirs/hlt/"><text:span text:style-name="Citation"><text:span text:style-name="T5">http://www.inf.u-szeged.hu/projectdirs/hlt/</text:span></text:span></text:a></text:p>
        </text:list-item>
        <text:list-item>
          <text:p text:style-name="P16"><text:a xlink:type="simple" xlink:href="http://www.let.rug.nl/~coltekin/trmorph/"><text:span text:style-name="Citation"><text:span text:style-name="T5">http://www.let.rug.nl/~coltekin/trmorph/</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13T13:02:20</dc:date>
    <dc:creator>en </dc:creator>
    <meta:editing-duration>PT8H40M18S</meta:editing-duration>
    <meta:editing-cycles>51</meta:editing-cycles>
    <meta:generator>LibreOffice/3.4$Linux LibreOffice_project/340m1$Build-402</meta:generator>
    <meta:document-statistic meta:table-count="8" meta:image-count="0" meta:object-count="0" meta:page-count="11" meta:paragraph-count="437" meta:word-count="2318" meta:character-count="17609" meta:non-whitespace-character-count="15626"/>
  </office:meta>
</office:document-meta>
</file>